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2.658cm"/>
        </style:tab-stops>
      </style:paragraph-properties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1.249cm" style:auto-text-indent="false">
        <style:tab-stops>
          <style:tab-stop style:position="2.658cm"/>
        </style:tab-stops>
      </style:paragraph-properties>
    </style:style>
    <style:style style:name="P5" style:family="paragraph" style:parent-style-name="Standard">
      <style:paragraph-properties fo:margin-left="1.244cm" fo:margin-right="0cm" fo:line-height="100%" fo:text-indent="0cm" style:auto-text-indent="false"/>
    </style:style>
    <style:style style:name="P6" style:family="paragraph" style:parent-style-name="Standard" style:master-page-name="Standard">
      <style:paragraph-properties fo:line-height="100%"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RF3 – Cadastro de cliente</text:span></text:p>
      <text:p text:style-name="P1"><text:span text:style-name="T2">Descrição: </text:span></text:p>
      <text:p text:style-name="P1"><text:span text:style-name="T2"><text:tab/></text:span><text:span text:style-name="T3">Com a tela de cadastro aberta, o usuário deve inserir as informações do cliente </text:span></text:p>
      <text:p text:style-name="P2"><text:span text:style-name="T3"><text:tab/>em seus respectivos campos, para realizar o <text:s/>cadastro do mesmo.</text:span></text:p>
      <text:p text:style-name="P3"><text:span text:style-name="T2">Entrada:<text:tab/></text:span></text:p>
      <text:p text:style-name="P4"><text:span text:style-name="T3">Código do cliente, nome do cliente, e-mail, CPF, data de nascimento, status,</text:span></text:p>
      <text:p text:style-name="P4"><text:span text:style-name="T3">telefone principal, telefone secundário, celular, logradouro, número,</text:span></text:p>
      <text:p text:style-name="P4"><text:span text:style-name="T3">complemento, bairro, cidade, CEP, UF, observação.</text:span><text:bookmark text:name="_GoBack"/></text:p>
      <text:p text:style-name="P1"><text:span text:style-name="T2">Processamento:</text:span></text:p>
      <text:p text:style-name="P5"><text:span text:style-name="T3">Os dados obrigatórios código do cliente, nome do cliente, CPF, telefone principal e status devem estar preenchidos, para o software realizar o cadastro, caso contrário, não é possível finalizar a operação.</text:span></text:p>
      <text:p text:style-name="P2"><text:span text:style-name="T2">Saída:</text:span></text:p>
      <text:p text:style-name="P2"><text:span text:style-name="T2"><text:tab/></text:span><text:span text:style-name="T3">Mensagem informando que o cadastro foi realizado com sucesso.</text:span></text:p>
      <text:p text:style-name="P2"><text:span text:style-name="T2"><text:tab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4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Felipe Cardoso</meta:initial-creator>
    <dc:creator>Rodrigo Felipe Cardoso</dc:creator>
    <meta:editing-cycles>5</meta:editing-cycles>
    <meta:creation-date>2015-09-17T17:22:00</meta:creation-date>
    <dc:date>2015-09-17T18:42:00</dc:date>
    <meta:editing-duration>PT28S</meta:editing-duration>
    <meta:generator>LibreOffice/4.4.2.2$Windows_x86 LibreOffice_project/c4c7d32d0d49397cad38d62472b0bc8acff48dd6</meta:generator>
    <meta:document-statistic meta:table-count="0" meta:image-count="0" meta:object-count="0" meta:page-count="1" meta:paragraph-count="13" meta:word-count="97" meta:character-count="672" meta:non-whitespace-character-count="5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